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2">
      <style:paragraph-properties fo:padding="0cm" fo:border="none"/>
    </style:style>
    <style:style style:name="P4" style:family="paragraph" style:parent-style-name="Text_20_body" style:list-style-name="L3">
      <style:paragraph-properties fo:padding="0cm" fo:border="none"/>
    </style:style>
    <style:style style:name="P5" style:family="paragraph" style:parent-style-name="Text_20_body" style:list-style-name="L4">
      <style:paragraph-properties fo:padding="0cm" fo:border="none"/>
    </style:style>
    <style:style style:name="P6" style:family="paragraph" style:parent-style-name="Text_20_body" style:list-style-name="L5">
      <style:paragraph-properties fo:padding="0cm" fo:border="none"/>
    </style:style>
    <style:style style:name="P7" style:family="paragraph" style:parent-style-name="Text_20_body" style:list-style-name="L6">
      <style:paragraph-properties fo:padding="0cm" fo:border="none"/>
    </style:style>
    <style:style style:name="P8" style:family="paragraph" style:parent-style-name="Text_20_body" style:list-style-name="L7">
      <style:paragraph-properties fo:padding="0cm" fo:border="none"/>
    </style:style>
    <style:style style:name="P9" style:family="paragraph" style:parent-style-name="Text_20_body" style:list-style-name="L8">
      <style:paragraph-properties fo:padding="0cm" fo:border="none"/>
    </style:style>
    <style:style style:name="P10" style:family="paragraph" style:parent-style-name="Text_20_body" style:list-style-name="L9">
      <style:paragraph-properties fo:padding="0cm" fo:border="none"/>
    </style:style>
    <style:style style:name="P11" style:family="paragraph" style:parent-style-name="Text_20_body" style:list-style-name="L10">
      <style:paragraph-properties fo:padding="0cm" fo:border="none"/>
    </style:style>
    <style:style style:name="P12" style:family="paragraph" style:parent-style-name="Text_20_body" style:list-style-name="L11">
      <style:paragraph-properties fo:padding="0cm" fo:border="none"/>
    </style:style>
    <style:style style:name="P13" style:family="paragraph" style:parent-style-name="Text_20_body" style:list-style-name="L1">
      <style:paragraph-properties fo:margin-top="0cm" fo:margin-bottom="0cm" fo:padding="0cm" fo:border="none"/>
    </style:style>
    <style:style style:name="P14" style:family="paragraph" style:parent-style-name="Text_20_body" style:list-style-name="L2">
      <style:paragraph-properties fo:margin-top="0cm" fo:margin-bottom="0cm" fo:padding="0cm" fo:border="none"/>
    </style:style>
    <style:style style:name="P15" style:family="paragraph" style:parent-style-name="Text_20_body" style:list-style-name="L3">
      <style:paragraph-properties fo:margin-top="0cm" fo:margin-bottom="0cm" fo:padding="0cm" fo:border="none"/>
    </style:style>
    <style:style style:name="P16" style:family="paragraph" style:parent-style-name="Text_20_body" style:list-style-name="L5">
      <style:paragraph-properties fo:margin-top="0cm" fo:margin-bottom="0cm" fo:padding="0cm" fo:border="none"/>
    </style:style>
    <style:style style:name="P17" style:family="paragraph" style:parent-style-name="Text_20_body" style:list-style-name="L6">
      <style:paragraph-properties fo:margin-top="0cm" fo:margin-bottom="0cm" fo:padding="0cm" fo:border="none"/>
    </style:style>
    <style:style style:name="P18" style:family="paragraph" style:parent-style-name="Text_20_body" style:list-style-name="L7">
      <style:paragraph-properties fo:margin-top="0cm" fo:margin-bottom="0cm" fo:padding="0cm" fo:border="none"/>
    </style:style>
    <style:style style:name="P19" style:family="paragraph" style:parent-style-name="Text_20_body" style:list-style-name="L8">
      <style:paragraph-properties fo:margin-top="0cm" fo:margin-bottom="0cm" fo:padding="0cm" fo:border="none"/>
    </style:style>
    <style:style style:name="P20" style:family="paragraph" style:parent-style-name="Text_20_body" style:list-style-name="L9">
      <style:paragraph-properties fo:margin-top="0cm" fo:margin-bottom="0cm" fo:padding="0cm" fo:border="none"/>
    </style:style>
    <style:style style:name="P21" style:family="paragraph" style:parent-style-name="Text_20_body" style:list-style-name="L10">
      <style:paragraph-properties fo:margin-top="0cm" fo:margin-bottom="0cm" fo:padding="0cm" fo:border="none"/>
    </style:style>
    <style:style style:name="P22" style:family="paragraph" style:parent-style-name="Heading_20_3">
      <style:paragraph-properties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이 코드는 JavaScript를 사용하여 특정 URL로 비동기 HTTP 요청을 보내는 예제입니다. 각 부분을 자세히 설명하겠습니다.</text:p>
      <text:h text:style-name="P22" text:outline-level="3">1. <text:span text:style-name="Source_20_Text">fetch('/test1')</text:span></text:h>
      <text:list xml:id="list2069887044742682376" text:style-name="L1">
        <text:list-item>
          <text:p text:style-name="P13"><text:span text:style-name="Strong_20_Emphasis"><text:span text:style-name="Source_20_Text">fetch</text:span></text:span>: JavaScript의 내장 API로, 네트워크 요청을 보내기 위해 사용합니다.</text:p>
        </text:list-item>
        <text:list-item>
          <text:p text:style-name="P13"><text:span text:style-name="Strong_20_Emphasis">'/test1'</text:span>: 요청을 보낼 URL입니다. 이 요청은 기본적으로 HTTP GET 방식입니다.</text:p>
        </text:list-item>
        <text:list-item>
          <text:p text:style-name="P2"><text:span text:style-name="Strong_20_Emphasis">동작</text:span>: 이 코드는 <text:span text:style-name="Source_20_Text">/test1</text:span> URL로 GET 요청을 보냅니다. 요청이 성공하면 응답을 받을 수 있지만, 이 부분에서는 응답 처리 코드가 없습니다.</text:p>
        </text:list-item>
      </text:list>
      <text:h text:style-name="P22" text:outline-level="3">2. <text:span text:style-name="Source_20_Text">document.querySelectorAll('.btn1')[0].addEventListener('click', function() {...})</text:span></text:h>
      <text:list xml:id="list6722928128600030026" text:style-name="L2">
        <text:list-item>
          <text:p text:style-name="P14"><text:span text:style-name="Strong_20_Emphasis"><text:span text:style-name="Source_20_Text">document.querySelectorAll('.btn1')</text:span></text:span>: HTML 문서에서 클래스 이름이 <text:span text:style-name="Source_20_Text">btn1</text:span>인 모든 요소를 선택합니다. 이 메서드는 NodeList를 반환합니다.</text:p>
        </text:list-item>
        <text:list-item>
          <text:p text:style-name="P14"><text:span text:style-name="Strong_20_Emphasis"><text:span text:style-name="Source_20_Text">[0]</text:span></text:span>: 선택된 요소 중 첫 번째 요소를 선택합니다.</text:p>
        </text:list-item>
        <text:list-item>
          <text:p text:style-name="P3"><text:span text:style-name="Strong_20_Emphasis"><text:span text:style-name="Source_20_Text">addEventListener('click', function() {...})</text:span></text:span>: 선택한 요소에 클릭 이벤트 리스너를 추가합니다. 사용자가 이 버튼을 클릭하면 내부의 함수가 실행됩니다.</text:p>
        </text:list-item>
      </text:list>
      <text:h text:style-name="P22" text:outline-level="3">내부 함수 내용</text:h>
      <text:list xml:id="list5967518971761610072" text:style-name="L3">
        <text:list-item>
          <text:p text:style-name="P15"><text:span text:style-name="Strong_20_Emphasis"><text:span text:style-name="Source_20_Text">fetch('/test2?name1=적랑&amp;name2=청랑')</text:span></text:span>: 사용자가 버튼을 클릭하면 <text:span text:style-name="Source_20_Text">/test2</text:span> URL로 GET 요청을 보냅니다. 쿼리 문자열로 <text:span text:style-name="Source_20_Text">name1</text:span>과 <text:span text:style-name="Source_20_Text">name2</text:span>의 값을 전달합니다.</text:p>
          <text:list>
            <text:list-item>
              <text:p text:style-name="P4">최종 URL: <text:span text:style-name="Source_20_Text">/test2?name1=적랑&amp;name2=청랑</text:span></text:p>
            </text:list-item>
          </text:list>
        </text:list-item>
      </text:list>
      <text:h text:style-name="P22" text:outline-level="3">3. <text:span text:style-name="Source_20_Text">document.querySelectorAll('.btn2')[0].addEventListener('click', function() {...})</text:span></text:h>
      <text:list xml:id="list4470971127383357095" text:style-name="L4">
        <text:list-item>
          <text:p text:style-name="P5">이 부분도 동일한 방식으로 동작합니다. <text:span text:style-name="Source_20_Text">btn2</text:span> 클래스를 가진 첫 번째 요소에 클릭 이벤트 리스너를 추가합니다.</text:p>
        </text:list-item>
      </text:list>
      <text:h text:style-name="P22" text:outline-level="3">내부 함수 내용</text:h>
      <text:list xml:id="list8696024120883246912" text:style-name="L5">
        <text:list-item>
          <text:p text:style-name="P16"><text:span text:style-name="Strong_20_Emphasis"><text:span text:style-name="Source_20_Text">fetch('/test3', { ... })</text:span></text:span>: 사용자가 버튼을 클릭하면 <text:span text:style-name="Source_20_Text">/test3</text:span> URL로 POST 요청을 보냅니다.</text:p>
        </text:list-item>
        <text:list-item>
          <text:p text:style-name="P16"><text:span text:style-name="Strong_20_Emphasis">옵션 객체</text:span>: 두 번째 인자로 전달되는 객체는 요청의 세부 사항을 정의합니다.</text:p>
          <text:list>
            <text:list-item>
              <text:p text:style-name="P16"><text:span text:style-name="Strong_20_Emphasis"><text:span text:style-name="Source_20_Text">method: 'POST'</text:span></text:span>: HTTP 메서드로 POST를 사용합니다.</text:p>
            </text:list-item>
            <text:list-item>
              <text:p text:style-name="P16"><text:span text:style-name="Strong_20_Emphasis"><text:span text:style-name="Source_20_Text">headers: {'Content-Type': 'application/json'}</text:span></text:span>: 요청의 헤더를 설정합니다. 여기서는 요청 본문이 JSON 형식임을 나타냅니다.</text:p>
            </text:list-item>
            <text:list-item>
              <text:p text:style-name="P6"><text:span text:style-name="Strong_20_Emphasis"><text:span text:style-name="Source_20_Text">body: JSON.stringify({name3: 'kim'})</text:span></text:span>: 요청 본문에 포함될 데이터를 JSON 문자열로 변환하여 전송합니다. 여기서는 <text:span text:style-name="Source_20_Text">name3</text:span>이라는 키에 <text:span text:style-name="Source_20_Text">'kim'</text:span>이라는 값을 가진 객체를 전송합니다.</text:p>
            </text:list-item>
          </text:list>
        </text:list-item>
      </text:list>
      <text:h text:style-name="P22" text:outline-level="3"><text:soft-page-break/>요약</text:h>
      <text:list xml:id="list3974349196396291545" text:style-name="L6">
        <text:list-item>
          <text:p text:style-name="P17"><text:span text:style-name="Strong_20_Emphasis">첫 번째 </text:span><text:span text:style-name="Strong_20_Emphasis"><text:span text:style-name="Source_20_Text">fetch('/test1')</text:span></text:span>: 페이지가 로드될 때 <text:span text:style-name="Source_20_Text">/test1</text:span> URL로 GET 요청을 보냅니다.</text:p>
        </text:list-item>
        <text:list-item>
          <text:p text:style-name="P17"><text:span text:style-name="Strong_20_Emphasis"><text:span text:style-name="Source_20_Text">btn1</text:span></text:span><text:span text:style-name="Strong_20_Emphasis"> 클릭 시</text:span>: 사용자가 <text:span text:style-name="Source_20_Text">btn1</text:span>을 클릭하면 <text:span text:style-name="Source_20_Text">/test2?name1=적랑&amp;name2=청랑</text:span> URL로 GET 요청을 보냅니다.</text:p>
        </text:list-item>
        <text:list-item>
          <text:p text:style-name="P7"><text:span text:style-name="Strong_20_Emphasis"><text:span text:style-name="Source_20_Text">btn2</text:span></text:span><text:span text:style-name="Strong_20_Emphasis"> 클릭 시</text:span>: 사용자가 <text:span text:style-name="Source_20_Text">btn2</text:span>를 클릭하면 <text:span text:style-name="Source_20_Text">/test3</text:span> URL로 POST 요청을 보내며, 본문에는 <text:span text:style-name="Source_20_Text">{"name3": "kim"}</text:span>이 포함됩니다.</text:p>
        </text:list-item>
      </text:list>
      <text:p text:style-name="P1">이 코드 조각은 비동기적으로 서버와 상호작용하여 데이터를 주고받는 방법을 보여줍니다. 각 요청의 응답을 처리하는 코드는 포함되어 있지 않지만, 필요에 따라 추가할 수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비동기 요청을 보내는 이유와 장점은 다음과 같습니다:</text:p>
      <text:h text:style-name="P22" text:outline-level="3">1. 사용자 경험 개선</text:h>
      <text:list xml:id="list283459602014007014" text:style-name="L7">
        <text:list-item>
          <text:p text:style-name="P18"><text:span text:style-name="Strong_20_Emphasis">인터페이스 응답성</text:span>: 비동기 요청을 사용하면, 사용자가 요청을 보내는 동안 UI가 멈추지 않고 계속 작동합니다. 예를 들어, 데이터 로딩 중에도 버튼 클릭이나 다른 작업을 수행할 수 있습니다.</text:p>
        </text:list-item>
        <text:list-item>
          <text:p text:style-name="P8"><text:span text:style-name="Strong_20_Emphasis">로딩 표시</text:span>: 비동기 요청을 보낼 때 로딩 스피너나 메시지를 표시하여 사용자가 작업이 진행되고 있음을 알 수 있게 할 수 있습니다.</text:p>
        </text:list-item>
      </text:list>
      <text:h text:style-name="P22" text:outline-level="3">2. 성능 향상</text:h>
      <text:list xml:id="list6002787785934626902" text:style-name="L8">
        <text:list-item>
          <text:p text:style-name="P19"><text:span text:style-name="Strong_20_Emphasis">네트워크 대기 시간 최소화</text:span>: 비동기 요청을 사용하면 여러 요청을 동시에 보낼 수 있습니다. 사용자는 대기 시간을 줄이고, 서버가 응답할 때까지 다른 작업을 수행할 수 있습니다.</text:p>
        </text:list-item>
        <text:list-item>
          <text:p text:style-name="P9"><text:span text:style-name="Strong_20_Emphasis">자원 최적화</text:span>: 서버와 클라이언트 간의 상호작용을 최적화하여, 필요한 데이터만 요청하고 불필요한 데이터 전송을 줄일 수 있습니다.</text:p>
        </text:list-item>
      </text:list>
      <text:h text:style-name="P22" text:outline-level="3">3. 데이터 로딩 최적화</text:h>
      <text:list xml:id="list3963328146219925565" text:style-name="L9">
        <text:list-item>
          <text:p text:style-name="P20"><text:span text:style-name="Strong_20_Emphasis">부분적 데이터 업데이트</text:span>: 전체 페이지를 새로 고치지 않고도 데이터의 일부만을 업데이트할 수 있습니다. 예를 들어, 새 게시물을 추가하거나 댓글을 업데이트할 때 유용합니다.</text:p>
        </text:list-item>
        <text:list-item>
          <text:p text:style-name="P10"><text:span text:style-name="Strong_20_Emphasis">동적 콘텐츠 로딩</text:span>: 사용자가 특정 행동을 했을 때만 필요한 데이터를 요청하여, 페이지 초기 로딩 속도를 개선할 수 있습니다.</text:p>
        </text:list-item>
      </text:list>
      <text:h text:style-name="P22" text:outline-level="3">4. 사용자 상호작용 개선</text:h>
      <text:list xml:id="list497951684430584327" text:style-name="L10">
        <text:list-item>
          <text:p text:style-name="P21"><text:span text:style-name="Strong_20_Emphasis">실시간 피드백</text:span>: 비동기 요청을 통해 사용자가 입력한 데이터에 대해 즉각적인 피드백을 제공할 수 있습니다. 예를 들어, 폼 유효성 검사나 자동 완성 기능을 구현할 수 있습니다.</text:p>
        </text:list-item>
        <text:list-item>
          <text:p text:style-name="P11"><text:span text:style-name="Strong_20_Emphasis">알림 및 업데이트</text:span>: 서버에서 클라이언트로 실시간 알림이나 업데이트를 전송할 수 있습니다. 예를 들어, 채팅 애플리케이션이나 알림 시스템에 유용합니다.</text:p>
        </text:list-item>
      </text:list>
      <text:h text:style-name="P22" text:outline-level="3">5. 서버 부하 분산</text:h>
      <text:list xml:id="list1131552374295953355" text:style-name="L11">
        <text:list-item>
          <text:p text:style-name="P12"><text:span text:style-name="Strong_20_Emphasis">요청 스케줄링</text:span>: 비동기 요청을 사용하면 서버에 대한 요청을 보다 효과적으로 관리할 수 있습니다. 여러 요청을 동시에 처리함으로써 서버의 부하를 분산시킬 수 있습니다.</text:p>
        </text:list-item>
      </text:list>
      <text:h text:style-name="P22" text:outline-level="3">결론</text:h>
      <text:p text:style-name="P1">비동기 요청은 웹 애플리케이션의 성능과 사용자 경험을 크게 향상시키는 중요한 기술입니다. 이를 통해 사용자는 더 매끄럽고 직관적인 인터페이스를 경험할 수 있으며, 개발자는 더 나은 자원 관리를 통해 효율적인 애플리케이션을 만들 수 있습니다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20:20:30.54</meta:creation-date>
    <meta:document-statistic meta:table-count="0" meta:image-count="0" meta:object-count="0" meta:page-count="3" meta:paragraph-count="42" meta:word-count="1529" meta:character-count="2586"/>
    <dc:date>2024-08-22T20:22:16.84</dc:date>
    <meta:editing-duration>PT1M46S</meta:editing-duration>
    <meta:editing-cycles>1</meta:editing-cycles>
    <meta:generator>OpenOffice/4.1.15$Win32 OpenOffice.org_project/4115m2$Build-9813</meta:generator>
  </office:meta>
</office:document-meta>
</file>